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AU" officeooo:rsid="0004ccd6" officeooo:paragraph-rsid="0004ccd6"/>
    </style:style>
    <style:style style:name="P2" style:family="paragraph" style:parent-style-name="Standard">
      <style:text-properties fo:language="en" fo:country="AU" officeooo:rsid="0004ccd6" officeooo:paragraph-rsid="00a95bc5"/>
    </style:style>
    <style:style style:name="P3" style:family="paragraph" style:parent-style-name="Standard">
      <style:text-properties fo:language="en" fo:country="AU" officeooo:paragraph-rsid="008ae153"/>
    </style:style>
    <style:style style:name="P4" style:family="paragraph" style:parent-style-name="Standard">
      <style:text-properties fo:language="en" fo:country="AU" officeooo:rsid="00a95bc5" officeooo:paragraph-rsid="00a95bc5"/>
    </style:style>
    <style:style style:name="P5" style:family="paragraph" style:parent-style-name="Standard">
      <style:text-properties officeooo:rsid="00913929" officeooo:paragraph-rsid="00913929"/>
    </style:style>
    <style:style style:name="P6" style:family="paragraph" style:parent-style-name="Text_20_body">
      <style:text-properties officeooo:rsid="00913929" officeooo:paragraph-rsid="00913929"/>
    </style:style>
    <style:style style:name="P7" style:family="paragraph" style:parent-style-name="Thought">
      <style:text-properties officeooo:paragraph-rsid="00aa4871"/>
    </style:style>
    <style:style style:name="P8" style:family="paragraph" style:parent-style-name="Thought">
      <style:text-properties officeooo:rsid="00aa4871" officeooo:paragraph-rsid="00aa4871"/>
    </style:style>
    <style:style style:name="P9" style:family="paragraph" style:parent-style-name="Timekeeping">
      <style:text-properties officeooo:paragraph-rsid="00b71922"/>
    </style:style>
    <style:style style:name="P10" style:family="paragraph" style:parent-style-name="Heading_20_1">
      <style:text-properties officeooo:rsid="00913929" officeooo:paragraph-rsid="00913929"/>
    </style:style>
    <style:style style:name="P11" style:family="paragraph" style:parent-style-name="Heading_20_1">
      <style:text-properties fo:language="en" fo:country="AU" officeooo:paragraph-rsid="008ae153"/>
    </style:style>
    <style:style style:name="P12" style:family="paragraph" style:parent-style-name="Standard">
      <style:text-properties officeooo:rsid="00b93b96" officeooo:paragraph-rsid="00b93b96"/>
    </style:style>
    <style:style style:name="P13" style:family="paragraph" style:parent-style-name="Standard">
      <style:text-properties officeooo:rsid="00b942b8" officeooo:paragraph-rsid="00b942b8"/>
    </style:style>
    <style:style style:name="P14" style:family="paragraph" style:parent-style-name="Standard">
      <style:text-properties officeooo:paragraph-rsid="00ba53ab"/>
    </style:style>
    <style:style style:name="P15" style:family="paragraph" style:parent-style-name="Standard">
      <style:text-properties officeooo:rsid="00bb5e86" officeooo:paragraph-rsid="00bb5e86"/>
    </style:style>
    <style:style style:name="P16" style:family="paragraph" style:parent-style-name="Standard">
      <style:text-properties officeooo:paragraph-rsid="00bb5e86"/>
    </style:style>
    <style:style style:name="P17" style:family="paragraph" style:parent-style-name="Standard">
      <style:text-properties officeooo:paragraph-rsid="00bbc6f5"/>
    </style:style>
    <style:style style:name="P18" style:family="paragraph" style:parent-style-name="Standard">
      <style:text-properties officeooo:rsid="00bc9a67" officeooo:paragraph-rsid="00bc9a67"/>
    </style:style>
    <style:style style:name="P19" style:family="paragraph" style:parent-style-name="Standard">
      <style:text-properties officeooo:paragraph-rsid="00bc9a67"/>
    </style:style>
    <style:style style:name="T1" style:family="text">
      <style:text-properties officeooo:rsid="0004ccd6"/>
    </style:style>
    <style:style style:name="T2" style:family="text">
      <style:text-properties fo:language="en" fo:country="AU"/>
    </style:style>
    <style:style style:name="T3" style:family="text">
      <style:text-properties fo:language="en" fo:country="AU" officeooo:rsid="00a95bc5"/>
    </style:style>
    <style:style style:name="T4" style:family="text">
      <style:text-properties fo:language="en" fo:country="AU" officeooo:rsid="0004ccd6"/>
    </style:style>
    <style:style style:name="T5" style:family="text">
      <style:text-properties officeooo:rsid="0024bb84"/>
    </style:style>
    <style:style style:name="T6" style:family="text">
      <style:text-properties officeooo:rsid="00305524"/>
    </style:style>
    <style:style style:name="T7" style:family="text">
      <style:text-properties officeooo:rsid="008b078a"/>
    </style:style>
    <style:style style:name="T8" style:family="text">
      <style:text-properties officeooo:rsid="00913929"/>
    </style:style>
    <style:style style:name="T9" style:family="text">
      <style:text-properties officeooo:rsid="00a95bc5"/>
    </style:style>
    <style:style style:name="T10" style:family="text">
      <style:text-properties style:font-name="Liberation Sans" fo:font-size="28pt" fo:language="en" fo:country="AU" fo:font-weight="bold" officeooo:rsid="00a95bc5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officeooo:rsid="00a95bc5" fo:background-color="transparent" loext:char-shading-value="0"/>
    </style:style>
    <style:style style:name="T12" style:family="text">
      <style:text-properties officeooo:rsid="00ae8483" fo:background-color="transparent" loext:char-shading-value="0"/>
    </style:style>
    <style:style style:name="T13" style:family="text">
      <style:text-properties officeooo:rsid="00b71922" fo:background-color="transparent" loext:char-shading-value="0"/>
    </style:style>
    <style:style style:name="T14" style:family="text">
      <style:text-properties officeooo:rsid="00aaee32"/>
    </style:style>
    <style:style style:name="T15" style:family="text">
      <style:text-properties officeooo:rsid="00af86a3"/>
    </style:style>
    <style:style style:name="T16" style:family="text">
      <style:text-properties officeooo:rsid="00b71922"/>
    </style:style>
    <style:style style:name="T17" style:family="text">
      <style:text-properties officeooo:rsid="00b942b8"/>
    </style:style>
    <style:style style:name="T18" style:family="text">
      <style:text-properties officeooo:rsid="00b99d82"/>
    </style:style>
    <style:style style:name="T19" style:family="text">
      <style:text-properties officeooo:rsid="00bc9a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">SRE</text:span><text:span text:style-name="T2"> Challenge </text:span><text:span text:style-name="T4">Journal</text:span></text:p>
      <text:p text:style-name="P1"/>
      <text:h text:style-name="P10" text:outline-level="1">Reading this journal</text:h>
      <text:p text:style-name="P6">My thought stream appear in blue bubbles.</text:p>
      <text:p text:style-name="Thought">This is an example of a thought.</text:p>
      <text:p text:style-name="P5">Decisions I make appear in green bubbles.</text:p>
      <text:p text:style-name="P5"/>
      <text:p text:style-name="Decision">This is an example of a decision.</text:p>
      <text:p text:style-name="P5">Timekeeping entries appear in yellow bubbles.</text:p>
      <text:p text:style-name="P5"/>
      <text:p text:style-name="Timekeeping"><text:span text:style-name="T5">Total machine time is </text:span><text:span text:style-name="T8">0</text:span><text:span text:style-name="T6"> hour</text:span><text:span text:style-name="T8">s</text:span><text:span text:style-name="T6">, 0</text:span><text:span text:style-name="T5"> minutes.</text:span></text:p>
      <text:h text:style-name="Heading_20_1" text:outline-level="1">Receiving the challenge</text:h>
      <text:p text:style-name="Timekeeping"><text:span text:style-name="T4">2022-1</text:span><text:span text:style-name="T3">1</text:span><text:span text:style-name="T4">-</text:span><text:span text:style-name="T3">2 </text:span><text:span text:style-name="T4">@ </text:span><text:span text:style-name="T3">9:30a</text:span><text:span text:style-name="T4">m – Looked at the challenge PDF for the first time.</text:span></text:p>
      <text:p text:style-name="Standard"/>
      <text:p text:style-name="Thought">I noticed there is some emphasis placed on high availability and auto scaling the application <text:span text:style-name="T9">but the backend mentioned it uses a in-memory database. It seems unlikely the application will behave correctly if auto scaled </text:span><text:span text:style-name="T11">if it isn’t stateless</text:span><text:span text:style-name="T9">.</text:span></text:p>
      <text:p text:style-name="P4"/>
      <text:p text:style-name="Decision">I sent an email to Sang-Woo asking about this point and seeking clarification on the scope of the exercise.</text:p>
      <text:p text:style-name="P2"/>
      <text:p text:style-name="P7">I estimate I should have time to complete the exercise before <text:span text:style-name="T11">Saturday </text:span>2022-11-0<text:span text:style-name="T9">5.</text:span></text:p>
      <text:p text:style-name="Standard"/>
      <text:p text:style-name="P8">Sang-Woo confirmed that adjusting the application code isn’t in scope. I will therefore build in auto scaling without considering application code changes <text:span text:style-name="T14">in my solution</text:span>.</text:p>
      <text:h text:style-name="P11" text:outline-level="1"><text:soft-page-break/>Initial thoughts<text:span text:style-name="T1"> </text:span><text:span text:style-name="T7">and planning</text:span></text:h>
      <text:p text:style-name="P3"/>
      <text:p text:style-name="Timekeeping">2022-11-<text:span text:style-name="T9">2</text:span> @ <text:span text:style-name="T9">1:45p</text:span>m – Starting journal and capturing my distilled thoughts from this morning.</text:p>
      <text:p text:style-name="Standard"/>
      <text:p text:style-name="Thought">I will need to get the application cloned and running on my machine in the first instance.</text:p>
      <text:p text:style-name="Standard"/>
      <text:p text:style-name="Decision">I will use my personal AWS cloud account <text:span text:style-name="T12">as a deploy target during this exercise</text:span>.</text:p>
      <text:p text:style-name="Standard"/>
      <text:p text:style-name="Decision">I will use Terraform to declare the infrastructure as code. <text:span text:style-name="T15">CDK might be a better candidate as we are targeting AWS, but if I stick with Terraform it will at least be platform agnostic to some limited degree.</text:span></text:p>
      <text:p text:style-name="Standard"/>
      <text:p text:style-name="Decision">I will get started by cloning the code from the ClearPoint repository and pushing it to my own repo. (I will deliberately not fork the repo as I don’t want to undermine ClearPoint’s assessment by having a direct link on GitHub).</text:p>
      <text:p text:style-name="Standard"/>
      <text:p text:style-name="Timekeeping">Total machine time is 0 hours, 15 minutes.</text:p>
      <text:h text:style-name="Heading_20_1" text:outline-level="1">Setting up a development environment</text:h>
      <text:p text:style-name="P9">2022-11-<text:span text:style-name="T9">2</text:span> @ <text:span text:style-name="T16">2</text:span><text:span text:style-name="T9">:</text:span><text:span text:style-name="T16">00</text:span><text:span text:style-name="T9">p</text:span>m – <text:span text:style-name="T13">Cloning repository and pushing a copy to my own personal GitHub to work against.</text:span></text:p>
      <text:p text:style-name="P12"/>
      <text:p text:style-name="Timekeeping">2022-11-2 @ 2:1<text:span text:style-name="T17">0</text:span>pm – New repository is created.</text:p>
      <text:p text:style-name="Standard"/>
      <text:p text:style-name="Decision">While it isn’t strictly necessary to continue, next I want to get Docker and Docker Compose running on my workstation (I haven’t installed them on this machine since its latest re-format) and ultimately get the application running locally.</text:p>
      <text:p text:style-name="Standard"><text:soft-page-break/></text:p>
      <text:p text:style-name="Timekeeping">2022-11-2 @ 2:15pm – <text:span text:style-name="T18">Installing `docker-compose` and `docker` on my workstation.</text:span></text:p>
      <text:p text:style-name="P13"/>
      <text:p text:style-name="Thought">The default package managed version of docker-compose isn’t high enough to run the project (its only version 1.25.0 and I need 3.9.x). That is what I get for running a Debian based Linux distribution I guess. I will probably need to add some Docker maintained software repository to get a later version of compose.</text:p>
      <text:p text:style-name="P14"/>
      <text:p text:style-name="Timekeeping">2022-11-2 @ 2:30pm – Managed to get docker installed and have a version of compose that can run the project.</text:p>
      <text:p text:style-name="P16"/>
      <text:p text:style-name="Decision">I will now try start the app up locally.</text:p>
      <text:p text:style-name="P15"/>
      <text:p text:style-name="Thought">The build time for the images is a few minutes. I will want to keep that in mind if I end up doing the stretch objective of building the code integration and deployment pipelines.</text:p>
      <text:p text:style-name="P17"/>
      <text:p text:style-name="Thought">I enjoy the humour in the app. “Oh snap! You got an error!” made me laugh.</text:p>
      <text:p text:style-name="P17"/>
      <text:p text:style-name="Timekeeping">2022-11-2 @ 2:45 Compose-based local environment is now running and I can access the app locally. <text:span text:style-name="T19">I think I am all set to get started proper.</text:span></text:p>
      <text:p text:style-name="P19"/>
      <text:p text:style-name="Timekeeping"><text:span text:style-name="T5">Total machine time is </text:span>1<text:span text:style-name="T6"> hour</text:span><text:span text:style-name="T8">s</text:span><text:span text:style-name="T6">, 0</text:span><text:span text:style-name="T5"> minutes.</text:span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ae8483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hought" style:family="paragraph" style:parent-style-name="Quotations" style:master-page-name="">
      <loext:graphic-properties draw:fill="solid" draw:fill-color="#b4c7dc"/>
      <style:paragraph-properties fo:line-height="100%" style:page-number="auto" fo:background-color="#b4c7dc" fo:padding="0.349cm" fo:border="0.06pt solid #000000">
        <style:tab-stops/>
      </style:paragraph-properties>
      <style:text-properties fo:background-color="transparent"/>
    </style:style>
    <style:style style:name="Decision" style:family="paragraph" style:parent-style-name="Thought">
      <loext:graphic-properties draw:fill="solid" draw:fill-color="#afd095"/>
      <style:paragraph-properties fo:background-color="#afd095"/>
    </style:style>
    <style:style style:name="Timekeeping" style:family="paragraph" style:parent-style-name="Thought">
      <loext:graphic-properties draw:fill="solid" draw:fill-color="#ffffa6"/>
      <style:paragraph-properties fo:background-color="#ffffa6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0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NZ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NZ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NZ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NZ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9:11:27.110591272</meta:creation-date>
    <meta:generator>LibreOffice/6.4.7.2$Linux_X86_64 LibreOffice_project/40$Build-2</meta:generator>
    <dc:date>2022-11-02T14:42:02.413403763</dc:date>
    <meta:editing-duration>PT15H34M8S</meta:editing-duration>
    <meta:editing-cycles>156</meta:editing-cycles>
    <meta:print-date>2022-10-30T17:02:39.029966853</meta:print-date>
    <meta:document-statistic meta:table-count="0" meta:image-count="0" meta:object-count="0" meta:page-count="3" meta:paragraph-count="33" meta:word-count="538" meta:character-count="3137" meta:non-whitespace-character-count="2626"/>
  </office:meta>
</office:document-meta>
</file>